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35%"/>
    </style:style>
    <style:style style:name="P2" style:family="paragraph" style:parent-style-name="Standard" style:master-page-name="Convert_20_1">
      <style:paragraph-properties fo:margin-top="0in" fo:margin-bottom="0in" fo:line-height="135%" fo:text-align="center" style:justify-single-word="false" style:page-number="auto"/>
    </style:style>
    <style:style style:name="P3" style:family="paragraph" style:parent-style-name="Text_20_body">
      <style:text-properties fo:font-variant="normal" fo:text-transform="none" fo:color="#000000" style:text-line-through-style="none" style:font-name="Arial1" fo:font-size="10.5pt" fo:font-style="normal" style:text-underline-style="none" fo:font-weight="normal" style:font-size-asian="10.5pt" style:font-style-asian="normal" style:font-weight-asian="normal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margin-top="0in" fo:margin-bottom="0in" fo:line-height="135%"/>
      <style:text-properties fo:font-variant="normal" fo:text-transform="none" fo:color="#000000" style:text-line-through-style="none" style:font-name="Arial1" fo:font-size="10.5pt" fo:font-style="normal" style:text-underline-style="none" fo:font-weight="normal" style:font-size-asian="10.5pt" style:font-style-asian="normal" style:font-weight-asian="normal"/>
    </style:style>
    <style:style style:name="P6" style:family="paragraph" style:parent-style-name="Text_20_body" style:list-style-name="L1">
      <style:paragraph-properties fo:margin-top="0in" fo:margin-bottom="0in" fo:line-height="135%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font-name="Arial1" fo:font-size="10.5pt" fo:font-style="normal" style:text-underline-style="none" fo:font-weight="normal" style:font-size-asian="10.5pt" style:font-style-asian="normal" style:font-weight-asian="normal"/>
    </style:style>
    <style:style style:name="P7" style:family="paragraph" style:parent-style-name="Text_20_body" style:list-style-name="L2">
      <style:paragraph-properties fo:margin-top="0in" fo:margin-bottom="0in" fo:line-height="135%"/>
      <style:text-properties fo:font-variant="normal" fo:text-transform="none" fo:color="#000000" style:text-line-through-style="none" style:font-name="Arial1" fo:font-size="10.5pt" fo:font-style="normal" style:text-underline-style="none" fo:font-weight="normal" style:font-size-asian="10.5pt" style:font-style-asian="normal" style:font-weight-asian="normal"/>
    </style:style>
    <style:style style:name="P8" style:family="paragraph" style:parent-style-name="Text_20_body">
      <style:paragraph-properties fo:margin-top="0in" fo:margin-bottom="0in" fo:line-height="135%"/>
      <style:text-properties fo:font-variant="normal" fo:text-transform="none" fo:color="#000000" style:text-line-through-style="none" style:font-name="Arial1" fo:font-size="10.5pt" fo:font-style="italic" style:text-underline-style="solid" style:text-underline-width="auto" style:text-underline-color="font-color" fo:font-weight="normal" style:font-size-asian="10.5pt" style:font-style-asian="italic" style:font-weight-asian="normal"/>
    </style:style>
    <style:style style:name="P9" style:family="paragraph" style:parent-style-name="Text_20_body">
      <style:paragraph-properties fo:margin-top="0in" fo:margin-bottom="0in" fo:line-height="135%"/>
      <style:text-properties fo:font-variant="normal" fo:text-transform="none" fo:color="#000000" style:text-line-through-style="none" style:font-name="Arial1" fo:font-size="10.5pt" fo:font-style="normal" style:text-underline-style="none" fo:font-weight="normal" style:font-size-asian="10.5pt" style:font-style-asian="normal" style:font-weight-asian="normal"/>
    </style:style>
    <style:style style:name="P10" style:family="paragraph" style:parent-style-name="Text_20_body">
      <style:paragraph-properties fo:margin-top="0in" fo:margin-bottom="0in" fo:line-height="135%"/>
    </style:style>
    <style:style style:name="P11" style:family="paragraph" style:parent-style-name="Text_20_body" style:list-style-name="L1" style:master-page-name="Convert_20_2">
      <style:paragraph-properties fo:margin-top="0in" fo:margin-bottom="0.2028in" fo:line-height="135%" fo:text-align="center" style:justify-single-word="false" style:page-number="auto">
        <style:tab-stops>
          <style:tab-stop style:position="0in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en" fo:country="US"/>
    </style:style>
    <style:style style:name="T3" style:family="text">
      <style:text-properties style:font-name="Times New Roman" fo:language="bg" fo:country="BG"/>
    </style:style>
    <style:style style:name="T4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font-size-asian="10.5pt" style:font-style-asian="normal" style:font-weight-asian="normal"/>
    </style:style>
    <style:style style:name="T5" style:family="text">
      <style:text-properties fo:font-variant="normal" fo:text-transform="none" fo:color="#000000" style:text-line-through-style="none" style:font-name="Arial1" fo:font-size="10.5pt" fo:font-style="normal" style:text-underline-style="solid" style:text-underline-width="auto" style:text-underline-color="font-color" fo:font-weight="normal" style:font-size-asian="10.5pt" style:font-style-asian="normal" style:font-weight-asian="normal"/>
    </style:style>
    <style:style style:name="T6" style:family="text">
      <style:text-properties fo:font-variant="normal" fo:text-transform="none" fo:color="#000000" style:text-line-through-style="none" style:font-name="Arial1" fo:font-size="10.5pt" fo:font-style="italic" style:text-underline-style="solid" style:text-underline-width="auto" style:text-underline-color="font-color" fo:font-weight="normal" style:font-size-asian="10.5pt" style:font-style-asian="italic" style:font-weight-asian="normal"/>
    </style:style>
    <style:style style:name="T7" style:family="text">
      <style:text-properties fo:font-variant="normal" fo:text-transform="none" fo:color="#000000" style:text-line-through-style="none" style:font-name="Times New Roman" fo:font-size="10.5pt" fo:font-style="normal" style:text-underline-style="none" fo:font-weight="normal" style:font-size-asian="10.5pt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font-size-asian="10.5pt" style:font-style-asian="normal" style:font-weight-asian="normal"/>
    </style:style>
    <text:list-style style:name="L1">
      <text:list-level-style-bullet text:level="1" style:num-prefix="·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LASS OF USE CASES</text:span><text:span text:style-name="T3">?</text:span><text:span text:style-name="T2">USE CASESDESCRIPTION OF USE CASESRelated to Main Screen</text:span><text:span text:style-name="T1">1Create Event2</text:span><text:span text:style-name="T4">Calendar View Tabs:</text:span></text:p>
      <text:list xml:id="list5337097150361954765" text:style-name="L1">
        <text:list-item>
          <text:p text:style-name="P6">Tab “Day”</text:p>
        </text:list-item>
        <text:list-item>
          <text:p text:style-name="P6">Tab “Week”</text:p>
        </text:list-item>
        <text:list-item>
          <text:p text:style-name="P11"><text:span text:style-name="T4">Tab “Month”</text:span><text:span text:style-name="T1">3</text:span><text:span text:style-name="T7">Navigation of Calendar</text:span></text:p>
        </text:list-item>
      </text:list>
      <text:p text:style-name="P5">1.Use case: Create Event</text:p>
      <text:p text:style-name="P1"><text:span text:style-name="T6">Primary Actor</text:span><text:span text:style-name="T5">:</text:span><text:span text:style-name="T4"> User <text:line-break/></text:span><text:span text:style-name="T6">Pre Condition</text:span><text:span text:style-name="T5">:</text:span><text:span text:style-name="T4"> User logged in reminder application. <text:line-break/></text:span><text:span text:style-name="T6">Main scenario</text:span><text:span text:style-name="T4">:</text:span></text:p>
      <text:list xml:id="list7184913146021117331" text:style-name="L2">
        <text:list-item>
          <text:list>
            <text:list-item>
              <text:p text:style-name="P7">.User clicks the "Create Event" button</text:p>
            </text:list-item>
            <text:list-item>
              <text:p text:style-name="P7">-user is shown the "Create Event" form, where it is possible to set the new event. </text:p>
            </text:list-item>
            <text:list-item>
              <text:p text:style-name="P7">-Default date and time are set to current date and time</text:p>
            </text:list-item>
          </text:list>
        </text:list-item>
      </text:list>
      <text:p text:style-name="P8">Alternate Scenario:</text:p>
      <text:p text:style-name="P4">1.2.User selects an “Hour” field, from “Calendar View- Day”</text:p>
      <text:p text:style-name="Text_20_body"><text:span text:style-name="T1">-User is </text:span><text:span text:style-name="T4">user is shown the "Create Event" form, where it is possible to set the new event.</text:span></text:p>
      <text:p text:style-name="P3">-Default date and time are set to date and time, corresponding to selected field</text:p>
      <text:p text:style-name="P8">Alternate Scenario:</text:p>
      <text:p text:style-name="P4">1.3.User selects a “Day/Hour” field, from “Calendar View- Week”</text:p>
      <text:p text:style-name="Text_20_body"><text:span text:style-name="T1">-User is shown</text:span><text:span text:style-name="T4"> the "Create Event" form, where it is possible to set the new event.</text:span></text:p>
      <text:p text:style-name="P3">-Default date and time are set to date and time, corresponding to selected field</text:p>
      <text:p text:style-name="P8">Alternate Scenario:</text:p>
      <text:p text:style-name="P4">1.3.User selects a “Day” field, from “Calendar View- Week”</text:p>
      <text:p text:style-name="Text_20_body"><text:span text:style-name="T1">-User is </text:span><text:span text:style-name="T4">shown the "Create Event" form, where it is possible to set the new event.</text:span></text:p>
      <text:p text:style-name="P3">-Default date and time are set to date and time, corresponding to selected field</text:p>
      <text:p text:style-name="Text_20_body"/>
      <text:p text:style-name="P5">2.Use cases related to "Calendar View Tabs"</text:p>
      <text:p text:style-name="P1"><text:span text:style-name="T6">Primary Actor</text:span><text:span text:style-name="T5">:</text:span><text:span text:style-name="T4"> User<text:line-break/></text:span><text:span text:style-name="T6">Pre Condition</text:span><text:span text:style-name="T5">:</text:span><text:span text:style-name="T4"> User logged in reminder application. <text:line-break/></text:span><text:span text:style-name="T6">Main scenario</text:span><text:span text:style-name="T4">:</text:span></text:p>
      <text:p text:style-name="P5">2.1. Use case: Click on tab "Day"</text:p>
      <text:p text:style-name="P5">-Displays "Calendar view- day" of current day in the "Calendar view" panel. It should contain column of fields, representing the hour of the day.</text:p>
      <text:p text:style-name="P5">-Changes field "navigation calendar" to "Day"</text:p>
      <text:p text:style-name="P5">2.2. Use case: Click on tab "Week"</text:p>
      <text:p text:style-name="P5">-Shows "Calendar view- week" of current week in the "Calendar view" panel. It should contain a table of fields, representing the days of the week, as columns, and the hours of the day, in rows.</text:p>
      <text:p text:style-name="P5">-Changes field "navigation calendar" to "Week"</text:p>
      <text:p text:style-name="P5">2.3. Use case: Click on tab "Month"</text:p>
      <text:p text:style-name="P5">-Shows "Calendar view- Month" of current week in the "Calendar view" panel. It should contain a table of fields representing the days of the month.</text:p>
      <text:p text:style-name="P5">-Changes field "navigation calendar" to "Month"</text:p>
      <text:p text:style-name="P10"/>
      <text:p text:style-name="P5"><text:soft-page-break/>3. Use cases, related to: "Navigation of Calendar"</text:p>
      <text:p text:style-name="P10"><text:span text:style-name="T6">Primary Actor</text:span><text:span text:style-name="T5">:</text:span><text:span text:style-name="T4"> User<text:line-break/></text:span><text:span text:style-name="T6">Pre Condition</text:span><text:span text:style-name="T5">:</text:span><text:span text:style-name="T4"> User logged in reminder application. <text:line-break/></text:span><text:span text:style-name="T6">Main scenario</text:span><text:span text:style-name="T4">:</text:span></text:p>
      <text:p text:style-name="P5">3.1. <text:s/>User clicks on "arrow left"</text:p>
      <text:p text:style-name="P5">3.1.1. Calendar view is set to "Day"</text:p>
      <text:p text:style-name="P5">-Moves currently selected "Calendar View", one day back</text:p>
      <text:p text:style-name="P5">-Changes field "navigation calendar" to display selected day of week</text:p>
      <text:p text:style-name="P5">3.1.2. Calendar view is set to "Week"</text:p>
      <text:p text:style-name="P5">-Moves currently selected "Calendar View", one week back</text:p>
      <text:p text:style-name="P5">-Changes field "navigation calendar" to display selected week's Monday date and Sunday date</text:p>
      <text:p text:style-name="P5">3.1.3. Calendar view is set to "Month"</text:p>
      <text:p text:style-name="P5">-Moves currently selected "Calendar View", one month back</text:p>
      <text:p text:style-name="P5">-Changes field "navigation calendar" to display selected month</text:p>
      <text:p text:style-name="P5"/>
      <text:p text:style-name="P5">3.2. User clicks on "arrow right"</text:p>
      <text:p text:style-name="P5">3.2.1. Calendar view is set to "Day"</text:p>
      <text:p text:style-name="P5">-Moves currently selected "Calendar View", one day forward</text:p>
      <text:p text:style-name="P5">-Changes field "navigation calendar" to display selected day of week</text:p>
      <text:p text:style-name="P5">3.2.2. Calendar view is set to "Week"</text:p>
      <text:p text:style-name="P5">-Moves currently selected "Calendar View", one week forward</text:p>
      <text:p text:style-name="P5">-Changes field "navigation calendar" to display selected day of week</text:p>
      <text:p text:style-name="P5">3.2.3. Calendar view is set to "Month"</text:p>
      <text:p text:style-name="P5">-Moves currently selected "Calendar View", one month forward</text:p>
      <text:p text:style-name="P5">-Changes field "navigation calendar" to display selected mon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Bullet_20_Symbols" style:display-name="Bullet Symbols" style:family="text">
      <style:text-properties style:font-name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1"/>
    <style:master-page style:name="Convert_20_2" style:display-name="Convert 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7T18:52:57</meta:creation-date>
    <meta:editing-duration>P23DT22H11M8S</meta:editing-duration>
    <meta:document-statistic meta:table-count="0" meta:image-count="0" meta:object-count="0" meta:page-count="3" meta:paragraph-count="54" meta:word-count="525" meta:character-count="3235"/>
    <dc:date>2016-04-19T02:48:09.53</dc:date>
    <meta:generator>OpenOffice/4.1.2$Win32 OpenOffice.org_project/412m3$Build-9782</meta:generator>
  </office:meta>
</office:document-meta>
</file>